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5cm" svg:stroke-color="#808080" draw:marker-start-width="0.229cm" draw:marker-end="Arrow" draw:marker-end-width="0.27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family="'Times New Roman'" style:font-family-generic="roman" style:font-pitch="variable" fo:font-size="16pt" style:font-size-asian="16pt" style:font-size-complex="16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11cm" svg:height="1.61cm" svg:x="0.216cm" svg:y="3.35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09cm" svg:height="1.61cm" svg:x="2.754cm" svg:y="3.35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1cm" svg:height="1.61cm" svg:x="5.367cm" svg:y="1.28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1cm" svg:height="1.612cm" svg:x="5.367cm" svg:y="3.77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1cm" svg:height="1.612cm" svg:x="8.58cm" svg:y="3.77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827cm" svg:y1="4.163cm" svg:x2="2.754cm" svg:y2="4.163cm" draw:start-shape="id1" draw:start-glue-point="1" draw:end-shape="id2" draw:end-glue-point="3" svg:d="m1827 4163h927">
          <text:p/>
        </draw:connector>
        <draw:connector draw:style-name="gr3" draw:text-style-name="P1" draw:layer="layout" draw:type="line" svg:x1="4.363cm" svg:y1="4.163cm" svg:x2="5.367cm" svg:y2="2.093cm" draw:start-shape="id2" draw:start-glue-point="1" draw:end-shape="id3" draw:end-glue-point="3" svg:d="m4363 4163 1004-2070">
          <text:p/>
        </draw:connector>
        <draw:connector draw:style-name="gr2" draw:text-style-name="P1" draw:layer="layout" draw:type="line" svg:x1="4.363cm" svg:y1="4.163cm" svg:x2="5.367cm" svg:y2="4.681cm" draw:start-shape="id2" draw:start-glue-point="1" svg:d="m4363 4163 1004 518">
          <text:p/>
        </draw:connector>
        <draw:connector draw:style-name="gr2" draw:text-style-name="P1" draw:layer="layout" draw:type="line" svg:x1="6.978cm" svg:y1="4.581cm" svg:x2="8.58cm" svg:y2="4.581cm" draw:start-shape="id4" draw:start-glue-point="1" draw:end-shape="id5" draw:end-glue-point="3" svg:d="m6978 4581h1602">
          <text:p/>
        </draw:connector>
        <draw:frame draw:style-name="gr4" draw:text-style-name="P4" draw:layer="layout" svg:width="4.807cm" svg:height="2.759cm" svg:x="0.516cm" svg:y="0.232cm">
          <draw:text-box>
            <text:p text:style-name="P3"><text:span text:style-name="T2">Ответ на вопрос с</text:span></text:p>
            <text:p text:style-name="P3"><text:span text:style-name="T2">неограниченной </text:span></text:p>
            <text:p text:style-name="P3"><text:span text:style-name="T2">переменной и <text:s text:c="2"/></text:span></text:p>
            <text:p text:style-name="P3"><text:span text:style-name="T2">диз.ветвлением</text:span></text:p>
          </draw:text-box>
        </draw:frame>
        <draw:line draw:style-name="gr5" draw:text-style-name="P1" draw:layer="layout" svg:x1="3.783cm" svg:y1="2.64cm" svg:x2="4.291cm" svg:y2="3.783cm">
          <text:p/>
        </draw:line>
        <draw:custom-shape draw:style-name="gr6" draw:text-style-name="P1" draw:layer="layout" svg:width="0.762cm" svg:height="0.762cm" svg:x="4.064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422cm" svg:height="2.132cm" svg:x="7.084cm" svg:y="1.251cm">
          <draw:text-box>
            <text:p text:style-name="P3"><text:span text:style-name="T2">Конкретизация</text:span></text:p>
            <text:p text:style-name="P3"><text:span text:style-name="T2">неограниченной</text:span></text:p>
            <text:p text:style-name="P3"><text:span text:style-name="T2">переменной</text:span></text:p>
          </draw:text-box>
        </draw:frame>
        <draw:line draw:style-name="gr5" draw:text-style-name="P1" draw:layer="layout" svg:x1="9.398cm" svg:y1="3.048cm" svg:x2="10.033cm" svg:y2="4.318cm">
          <text:p/>
        </draw:line>
        <draw:custom-shape draw:style-name="gr6" draw:text-style-name="P1" draw:layer="layout" svg:width="0.762cm" svg:height="0.762cm" svg:x="9.763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32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5T11:43:54</dc:date>
    <meta:editing-duration>PT4H6M14S</meta:editing-duration>
    <meta:editing-cycles>15</meta:editing-cycles>
    <meta:document-statistic meta:object-count="15"/>
  </office:meta>
</office:document-meta>
</file>